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officeooo:rsid="006c665d" officeooo:paragraph-rsid="006c665d"/>
    </style:style>
    <style:style style:name="P2" style:family="paragraph" style:parent-style-name="Standard" style:list-style-name="L1">
      <style:paragraph-properties fo:line-height="150%"/>
      <style:text-properties officeooo:rsid="0005b4ca" officeooo:paragraph-rsid="0005b4ca"/>
    </style:style>
    <style:style style:name="P3" style:family="paragraph" style:parent-style-name="Standard" style:list-style-name="L2">
      <style:paragraph-properties fo:line-height="150%"/>
      <style:text-properties officeooo:rsid="0005b4ca" officeooo:paragraph-rsid="0005b4ca"/>
    </style:style>
    <style:style style:name="P4" style:family="paragraph" style:parent-style-name="Standard" style:list-style-name="L3">
      <style:paragraph-properties fo:line-height="150%"/>
      <style:text-properties officeooo:rsid="00075508" officeooo:paragraph-rsid="005f6836"/>
    </style:style>
    <style:style style:name="P5" style:family="paragraph" style:parent-style-name="Standard" style:list-style-name="L3">
      <style:paragraph-properties fo:line-height="150%"/>
      <style:text-properties officeooo:paragraph-rsid="005f6836"/>
    </style:style>
    <style:style style:name="P6" style:family="paragraph" style:parent-style-name="Standard" style:list-style-name="L1">
      <style:paragraph-properties fo:line-height="150%"/>
      <style:text-properties officeooo:paragraph-rsid="00684db3"/>
    </style:style>
    <style:style style:name="P7" style:family="paragraph" style:parent-style-name="Standard" style:list-style-name="L3">
      <style:paragraph-properties fo:line-height="150%"/>
      <style:text-properties officeooo:rsid="000bf58f" officeooo:paragraph-rsid="005f6836"/>
    </style:style>
    <style:style style:name="P8" style:family="paragraph" style:parent-style-name="Standard" style:list-style-name="L3">
      <style:paragraph-properties fo:line-height="150%"/>
      <style:text-properties officeooo:rsid="000c3104" officeooo:paragraph-rsid="005f6836"/>
    </style:style>
    <style:style style:name="P9" style:family="paragraph" style:parent-style-name="Standard" style:list-style-name="L3">
      <style:paragraph-properties fo:line-height="150%"/>
      <style:text-properties officeooo:rsid="00108017" officeooo:paragraph-rsid="005f6836"/>
    </style:style>
    <style:style style:name="P10" style:family="paragraph" style:parent-style-name="Standard" style:list-style-name="L3">
      <style:paragraph-properties fo:line-height="150%"/>
      <style:text-properties officeooo:rsid="0013978b" officeooo:paragraph-rsid="005f6836"/>
    </style:style>
    <style:style style:name="P11" style:family="paragraph" style:parent-style-name="Standard" style:list-style-name="L3">
      <style:paragraph-properties fo:line-height="150%"/>
      <style:text-properties officeooo:rsid="001be720" officeooo:paragraph-rsid="005f6836"/>
    </style:style>
    <style:style style:name="P12" style:family="paragraph" style:parent-style-name="Standard" style:list-style-name="L3">
      <style:paragraph-properties fo:line-height="150%"/>
      <style:text-properties officeooo:rsid="00233dd6" officeooo:paragraph-rsid="005f6836"/>
    </style:style>
    <style:style style:name="P13" style:family="paragraph" style:parent-style-name="Standard" style:list-style-name="L3">
      <style:paragraph-properties fo:line-height="150%"/>
      <style:text-properties officeooo:rsid="002ca51f" officeooo:paragraph-rsid="005f6836"/>
    </style:style>
    <style:style style:name="P14" style:family="paragraph" style:parent-style-name="Standard" style:list-style-name="L3">
      <style:paragraph-properties fo:line-height="150%"/>
      <style:text-properties officeooo:rsid="002e3b70" officeooo:paragraph-rsid="005f6836"/>
    </style:style>
    <style:style style:name="P15" style:family="paragraph" style:parent-style-name="Standard" style:list-style-name="L3">
      <style:paragraph-properties fo:line-height="150%"/>
      <style:text-properties officeooo:rsid="003233b3" officeooo:paragraph-rsid="005f6836"/>
    </style:style>
    <style:style style:name="P16" style:family="paragraph" style:parent-style-name="Standard" style:list-style-name="L3">
      <style:paragraph-properties fo:line-height="150%"/>
      <style:text-properties officeooo:rsid="004b86fa" officeooo:paragraph-rsid="005f6836"/>
    </style:style>
    <style:style style:name="P17" style:family="paragraph" style:parent-style-name="Standard" style:list-style-name="L3">
      <style:paragraph-properties fo:line-height="150%"/>
      <style:text-properties officeooo:rsid="005ffb1e" officeooo:paragraph-rsid="005ffb1e"/>
    </style:style>
    <style:style style:name="P18" style:family="paragraph" style:parent-style-name="Standard" style:list-style-name="L1">
      <style:paragraph-properties fo:line-height="150%"/>
      <style:text-properties officeooo:rsid="0066d423" officeooo:paragraph-rsid="0066d423"/>
    </style:style>
    <style:style style:name="P19" style:family="paragraph" style:parent-style-name="Standard" style:list-style-name="L1">
      <style:paragraph-properties fo:line-height="150%"/>
      <style:text-properties officeooo:rsid="00684db3" officeooo:paragraph-rsid="00684db3"/>
    </style:style>
    <style:style style:name="P20" style:family="paragraph" style:parent-style-name="Standard" style:list-style-name="L1">
      <style:paragraph-properties fo:line-height="150%"/>
      <style:text-properties officeooo:rsid="0079c03d" officeooo:paragraph-rsid="0079c03d"/>
    </style:style>
    <style:style style:name="P21" style:family="paragraph" style:parent-style-name="Standard" style:list-style-name="L1">
      <style:paragraph-properties fo:line-height="150%"/>
      <style:text-properties officeooo:rsid="0068a54e" officeooo:paragraph-rsid="0068a54e"/>
    </style:style>
    <style:style style:name="P22" style:family="paragraph" style:parent-style-name="Standard" style:list-style-name="L1">
      <style:paragraph-properties fo:line-height="150%"/>
      <style:text-properties officeooo:rsid="006c665d" officeooo:paragraph-rsid="006c665d"/>
    </style:style>
    <style:style style:name="P23" style:family="paragraph" style:parent-style-name="Standard" style:list-style-name="L1">
      <style:paragraph-properties fo:line-height="150%"/>
      <style:text-properties officeooo:rsid="00734f8f" officeooo:paragraph-rsid="00734f8f"/>
    </style:style>
    <style:style style:name="P24" style:family="paragraph" style:parent-style-name="Standard" style:list-style-name="L1">
      <style:paragraph-properties fo:line-height="150%"/>
      <style:text-properties officeooo:rsid="007aa299" officeooo:paragraph-rsid="007aa299"/>
    </style:style>
    <style:style style:name="P25" style:family="paragraph" style:parent-style-name="Standard" style:list-style-name="L1">
      <style:paragraph-properties fo:line-height="150%"/>
      <style:text-properties officeooo:rsid="008534c3" officeooo:paragraph-rsid="008534c3"/>
    </style:style>
    <style:style style:name="P26" style:family="paragraph" style:parent-style-name="Standard" style:list-style-name="L1">
      <style:paragraph-properties fo:line-height="150%"/>
      <style:text-properties officeooo:rsid="0086aea3" officeooo:paragraph-rsid="0086aea3"/>
    </style:style>
    <style:style style:name="P27" style:family="paragraph" style:parent-style-name="Standard" style:list-style-name="L1">
      <style:paragraph-properties fo:line-height="150%"/>
      <style:text-properties officeooo:rsid="008900bc" officeooo:paragraph-rsid="008900bc"/>
    </style:style>
    <style:style style:name="P28" style:family="paragraph" style:parent-style-name="Standard" style:list-style-name="L1">
      <style:paragraph-properties fo:line-height="150%"/>
      <style:text-properties officeooo:rsid="00f806e2" officeooo:paragraph-rsid="00f806e2"/>
    </style:style>
    <style:style style:name="P29" style:family="paragraph" style:parent-style-name="Standard" style:list-style-name="L1">
      <style:paragraph-properties fo:line-height="150%"/>
      <style:text-properties officeooo:rsid="00fbfa80" officeooo:paragraph-rsid="00fbfa80"/>
    </style:style>
    <style:style style:name="P30" style:family="paragraph" style:parent-style-name="Standard" style:list-style-name="L1">
      <style:paragraph-properties fo:line-height="150%"/>
      <style:text-properties officeooo:rsid="008e74b5" officeooo:paragraph-rsid="008e74b5"/>
    </style:style>
    <style:style style:name="P31" style:family="paragraph" style:parent-style-name="Standard" style:list-style-name="L1">
      <style:paragraph-properties fo:line-height="150%"/>
      <style:text-properties officeooo:rsid="01027e64" officeooo:paragraph-rsid="01027e64"/>
    </style:style>
    <style:style style:name="P32" style:family="paragraph" style:parent-style-name="Standard" style:list-style-name="L1">
      <style:paragraph-properties fo:line-height="150%"/>
      <style:text-properties officeooo:rsid="0106a126" officeooo:paragraph-rsid="0106a126"/>
    </style:style>
    <style:style style:name="P33" style:family="paragraph" style:parent-style-name="Standard" style:list-style-name="L1">
      <style:paragraph-properties fo:line-height="150%"/>
      <style:text-properties officeooo:rsid="0107af3f" officeooo:paragraph-rsid="0107af3f"/>
    </style:style>
    <style:style style:name="P34" style:family="paragraph" style:parent-style-name="Standard" style:list-style-name="L1">
      <style:paragraph-properties fo:line-height="150%"/>
      <style:text-properties officeooo:rsid="01090638" officeooo:paragraph-rsid="01090638"/>
    </style:style>
    <style:style style:name="P35" style:family="paragraph" style:parent-style-name="Standard" style:list-style-name="L1">
      <style:paragraph-properties fo:line-height="150%"/>
      <style:text-properties officeooo:rsid="008f5116" officeooo:paragraph-rsid="008f5116"/>
    </style:style>
    <style:style style:name="P36" style:family="paragraph" style:parent-style-name="Standard" style:list-style-name="L1">
      <style:paragraph-properties fo:line-height="150%"/>
      <style:text-properties officeooo:rsid="0110bc06" officeooo:paragraph-rsid="0110bc06"/>
    </style:style>
    <style:style style:name="P37" style:family="paragraph" style:parent-style-name="Standard" style:list-style-name="L1">
      <style:paragraph-properties fo:line-height="150%"/>
      <style:text-properties officeooo:rsid="0110fd44" officeooo:paragraph-rsid="0110fd44"/>
    </style:style>
    <style:style style:name="P38" style:family="paragraph" style:parent-style-name="Standard" style:list-style-name="L1">
      <style:paragraph-properties fo:line-height="150%"/>
      <style:text-properties officeooo:rsid="01149597" officeooo:paragraph-rsid="01149597"/>
    </style:style>
    <style:style style:name="P39" style:family="paragraph" style:parent-style-name="Standard" style:list-style-name="L1">
      <style:paragraph-properties fo:line-height="150%"/>
      <style:text-properties officeooo:rsid="0090a7d1" officeooo:paragraph-rsid="0090a7d1"/>
    </style:style>
    <style:style style:name="P40" style:family="paragraph" style:parent-style-name="Standard" style:list-style-name="L1">
      <style:paragraph-properties fo:line-height="150%"/>
      <style:text-properties officeooo:rsid="013fc0aa" officeooo:paragraph-rsid="013fc0aa"/>
    </style:style>
    <style:style style:name="P41" style:family="paragraph" style:parent-style-name="Standard" style:list-style-name="L1">
      <style:paragraph-properties fo:line-height="150%"/>
      <style:text-properties officeooo:rsid="01489f2f" officeooo:paragraph-rsid="01489f2f"/>
    </style:style>
    <style:style style:name="P42" style:family="paragraph" style:parent-style-name="Standard" style:list-style-name="L1">
      <style:paragraph-properties fo:line-height="150%"/>
      <style:text-properties officeooo:rsid="013fdb92" officeooo:paragraph-rsid="013fdb92"/>
    </style:style>
    <style:style style:name="P43" style:family="paragraph" style:parent-style-name="Standard" style:list-style-name="L1">
      <style:paragraph-properties fo:line-height="150%"/>
      <style:text-properties officeooo:rsid="01474b2a" officeooo:paragraph-rsid="01474b2a"/>
    </style:style>
    <style:style style:name="P44" style:family="paragraph" style:parent-style-name="Standard" style:list-style-name="L1">
      <style:paragraph-properties fo:line-height="150%"/>
      <style:text-properties officeooo:rsid="0150ffe7" officeooo:paragraph-rsid="0150ffe7"/>
    </style:style>
    <style:style style:name="P45" style:family="paragraph" style:parent-style-name="Standard" style:list-style-name="L1">
      <style:paragraph-properties fo:line-height="150%"/>
      <style:text-properties officeooo:rsid="009710e0" officeooo:paragraph-rsid="009710e0"/>
    </style:style>
    <style:style style:name="P46" style:family="paragraph" style:parent-style-name="Standard" style:list-style-name="L1">
      <style:paragraph-properties fo:line-height="150%"/>
      <style:text-properties officeooo:rsid="0097d736" officeooo:paragraph-rsid="0097d736"/>
    </style:style>
    <style:style style:name="P47" style:family="paragraph" style:parent-style-name="Standard" style:list-style-name="L1">
      <style:paragraph-properties fo:line-height="150%"/>
      <style:text-properties officeooo:rsid="009b82bf" officeooo:paragraph-rsid="009b82bf"/>
    </style:style>
    <style:style style:name="P48" style:family="paragraph" style:parent-style-name="Standard" style:list-style-name="L1">
      <style:paragraph-properties fo:line-height="150%"/>
      <style:text-properties officeooo:rsid="009d135b" officeooo:paragraph-rsid="009d135b"/>
    </style:style>
    <style:style style:name="P49" style:family="paragraph" style:parent-style-name="Standard" style:list-style-name="L1">
      <style:paragraph-properties fo:line-height="150%"/>
      <style:text-properties officeooo:rsid="00a58c4b" officeooo:paragraph-rsid="00a58c4b"/>
    </style:style>
    <style:style style:name="P50" style:family="paragraph" style:parent-style-name="Standard" style:list-style-name="L1">
      <style:paragraph-properties fo:line-height="150%"/>
      <style:text-properties officeooo:rsid="00a95a12" officeooo:paragraph-rsid="00a95a12"/>
    </style:style>
    <style:style style:name="P51" style:family="paragraph" style:parent-style-name="Standard" style:list-style-name="L1">
      <style:paragraph-properties fo:line-height="150%"/>
      <style:text-properties officeooo:rsid="00aab272" officeooo:paragraph-rsid="00aab272"/>
    </style:style>
    <style:style style:name="P52" style:family="paragraph" style:parent-style-name="Standard" style:list-style-name="L1">
      <style:paragraph-properties fo:line-height="150%"/>
      <style:text-properties officeooo:rsid="00ad3856" officeooo:paragraph-rsid="00ad3856"/>
    </style:style>
    <style:style style:name="P53" style:family="paragraph" style:parent-style-name="Standard" style:list-style-name="L1">
      <style:paragraph-properties fo:line-height="150%"/>
      <style:text-properties officeooo:rsid="00b294b3" officeooo:paragraph-rsid="00b294b3"/>
    </style:style>
    <style:style style:name="P54" style:family="paragraph" style:parent-style-name="Standard" style:list-style-name="L1">
      <style:paragraph-properties fo:line-height="150%"/>
      <style:text-properties officeooo:rsid="00b4f97f" officeooo:paragraph-rsid="00b4f97f"/>
    </style:style>
    <style:style style:name="P55" style:family="paragraph" style:parent-style-name="Standard" style:list-style-name="L1">
      <style:paragraph-properties fo:line-height="150%"/>
      <style:text-properties officeooo:rsid="00bc088c" officeooo:paragraph-rsid="00bc088c"/>
    </style:style>
    <style:style style:name="P56" style:family="paragraph" style:parent-style-name="Standard" style:list-style-name="L1">
      <style:paragraph-properties fo:line-height="150%"/>
      <style:text-properties officeooo:rsid="00c02ff5" officeooo:paragraph-rsid="00c02ff5"/>
    </style:style>
    <style:style style:name="P57" style:family="paragraph" style:parent-style-name="Standard" style:list-style-name="L1">
      <style:paragraph-properties fo:line-height="150%"/>
      <style:text-properties officeooo:rsid="00c82b89" officeooo:paragraph-rsid="00c82b89"/>
    </style:style>
    <style:style style:name="P58" style:family="paragraph" style:parent-style-name="Standard" style:list-style-name="L1">
      <style:paragraph-properties fo:line-height="150%"/>
      <style:text-properties officeooo:rsid="00ca09cc" officeooo:paragraph-rsid="00ca09cc"/>
    </style:style>
    <style:style style:name="P59" style:family="paragraph" style:parent-style-name="Standard" style:list-style-name="L1">
      <style:paragraph-properties fo:line-height="150%"/>
      <style:text-properties officeooo:rsid="00cb9d44" officeooo:paragraph-rsid="00cb9d44"/>
    </style:style>
    <style:style style:name="P60" style:family="paragraph" style:parent-style-name="Standard" style:list-style-name="L1">
      <style:paragraph-properties fo:line-height="150%"/>
      <style:text-properties officeooo:rsid="00ce3617" officeooo:paragraph-rsid="00ce3617"/>
    </style:style>
    <style:style style:name="P61" style:family="paragraph" style:parent-style-name="Standard" style:list-style-name="L1">
      <style:paragraph-properties fo:line-height="150%"/>
      <style:text-properties officeooo:rsid="00ceb1fb" officeooo:paragraph-rsid="00ceb1fb"/>
    </style:style>
    <style:style style:name="P62" style:family="paragraph" style:parent-style-name="Standard" style:list-style-name="L1">
      <style:paragraph-properties fo:line-height="150%"/>
      <style:text-properties officeooo:rsid="00d2868f" officeooo:paragraph-rsid="00d2868f"/>
    </style:style>
    <style:style style:name="P63" style:family="paragraph" style:parent-style-name="Standard" style:list-style-name="L1">
      <style:paragraph-properties fo:line-height="150%"/>
      <style:text-properties officeooo:rsid="00d3f2a3" officeooo:paragraph-rsid="00d3f2a3"/>
    </style:style>
    <style:style style:name="P64" style:family="paragraph" style:parent-style-name="Standard" style:list-style-name="L1">
      <style:paragraph-properties fo:line-height="150%"/>
      <style:text-properties officeooo:rsid="00d5c26b" officeooo:paragraph-rsid="00d5c26b"/>
    </style:style>
    <style:style style:name="P65" style:family="paragraph" style:parent-style-name="Standard" style:list-style-name="L1">
      <style:paragraph-properties fo:line-height="150%"/>
      <style:text-properties officeooo:rsid="00da9807" officeooo:paragraph-rsid="00da9807"/>
    </style:style>
    <style:style style:name="P66" style:family="paragraph" style:parent-style-name="Standard" style:list-style-name="L1">
      <style:paragraph-properties fo:line-height="150%"/>
      <style:text-properties officeooo:rsid="00dac57d" officeooo:paragraph-rsid="00dac57d"/>
    </style:style>
    <style:style style:name="P67" style:family="paragraph" style:parent-style-name="Standard" style:list-style-name="L1">
      <style:paragraph-properties fo:line-height="150%"/>
      <style:text-properties officeooo:rsid="00e15998" officeooo:paragraph-rsid="00e15998"/>
    </style:style>
    <style:style style:name="P68" style:family="paragraph" style:parent-style-name="Standard" style:list-style-name="L1">
      <style:paragraph-properties fo:line-height="150%"/>
      <style:text-properties officeooo:rsid="00e1f9da" officeooo:paragraph-rsid="00e1f9da"/>
    </style:style>
    <style:style style:name="P69" style:family="paragraph" style:parent-style-name="Standard" style:list-style-name="L1">
      <style:paragraph-properties fo:line-height="150%"/>
      <style:text-properties officeooo:rsid="00e8c427" officeooo:paragraph-rsid="00e8c427"/>
    </style:style>
    <style:style style:name="P70" style:family="paragraph" style:parent-style-name="Standard" style:list-style-name="L1">
      <style:paragraph-properties fo:line-height="150%"/>
      <style:text-properties officeooo:rsid="00e9e254" officeooo:paragraph-rsid="00e9e254"/>
    </style:style>
    <style:style style:name="P71" style:family="paragraph" style:parent-style-name="Standard" style:list-style-name="L1">
      <style:paragraph-properties fo:line-height="150%"/>
      <style:text-properties officeooo:rsid="00eb9da8" officeooo:paragraph-rsid="00eb9da8"/>
    </style:style>
    <style:style style:name="P72" style:family="paragraph" style:parent-style-name="Standard" style:list-style-name="L1">
      <style:paragraph-properties fo:line-height="150%"/>
      <style:text-properties officeooo:rsid="00ee7706" officeooo:paragraph-rsid="00ee7706"/>
    </style:style>
    <style:style style:name="P73" style:family="paragraph" style:parent-style-name="Standard" style:list-style-name="L1">
      <style:paragraph-properties fo:line-height="150%"/>
      <style:text-properties officeooo:rsid="00f12168" officeooo:paragraph-rsid="00f12168"/>
    </style:style>
    <style:style style:name="P74" style:family="paragraph" style:parent-style-name="Standard" style:list-style-name="L1">
      <style:paragraph-properties fo:line-height="150%"/>
      <style:text-properties officeooo:rsid="00f2d0bc" officeooo:paragraph-rsid="00f2d0bc"/>
    </style:style>
    <style:style style:name="P75" style:family="paragraph" style:parent-style-name="Standard" style:list-style-name="L1">
      <style:paragraph-properties fo:line-height="150%"/>
      <style:text-properties officeooo:rsid="00f3988c" officeooo:paragraph-rsid="00f3988c"/>
    </style:style>
    <style:style style:name="T1" style:family="text">
      <style:text-properties officeooo:rsid="0008b77d"/>
    </style:style>
    <style:style style:name="T2" style:family="text">
      <style:text-properties officeooo:rsid="000bf58f"/>
    </style:style>
    <style:style style:name="T3" style:family="text">
      <style:text-properties officeooo:rsid="000c3104"/>
    </style:style>
    <style:style style:name="T4" style:family="text">
      <style:text-properties officeooo:rsid="001be720"/>
    </style:style>
    <style:style style:name="T5" style:family="text">
      <style:text-properties officeooo:rsid="001c4a47"/>
    </style:style>
    <style:style style:name="T6" style:family="text">
      <style:text-properties officeooo:rsid="00233dd6"/>
    </style:style>
    <style:style style:name="T7" style:family="text">
      <style:text-properties officeooo:rsid="0024b4d0"/>
    </style:style>
    <style:style style:name="T8" style:family="text">
      <style:text-properties officeooo:rsid="00285970"/>
    </style:style>
    <style:style style:name="T9" style:family="text">
      <style:text-properties officeooo:rsid="002f5ae1"/>
    </style:style>
    <style:style style:name="T10" style:family="text">
      <style:text-properties officeooo:rsid="00309a01"/>
    </style:style>
    <style:style style:name="T11" style:family="text">
      <style:text-properties officeooo:rsid="003eae60"/>
    </style:style>
    <style:style style:name="T12" style:family="text">
      <style:text-properties officeooo:rsid="0042397a"/>
    </style:style>
    <style:style style:name="T13" style:family="text">
      <style:text-properties officeooo:rsid="004cbc33"/>
    </style:style>
    <style:style style:name="T14" style:family="text">
      <style:text-properties officeooo:rsid="004e3535"/>
    </style:style>
    <style:style style:name="T15" style:family="text">
      <style:text-properties officeooo:rsid="0052d384"/>
    </style:style>
    <style:style style:name="T16" style:family="text">
      <style:text-properties officeooo:rsid="005edbfa"/>
    </style:style>
    <style:style style:name="T17" style:family="text">
      <style:text-properties officeooo:rsid="005ffb1e"/>
    </style:style>
    <style:style style:name="T18" style:family="text">
      <style:text-properties officeooo:rsid="00612fbd"/>
    </style:style>
    <style:style style:name="T19" style:family="text">
      <style:text-properties officeooo:rsid="0062eb5b"/>
    </style:style>
    <style:style style:name="T20" style:family="text">
      <style:text-properties officeooo:rsid="00684db3"/>
    </style:style>
    <style:style style:name="T21" style:family="text">
      <style:text-properties officeooo:rsid="0068a54e"/>
    </style:style>
    <style:style style:name="T22" style:family="text">
      <style:text-properties officeooo:rsid="006c665d"/>
    </style:style>
    <style:style style:name="T23" style:family="text">
      <style:text-properties officeooo:rsid="00765f27"/>
    </style:style>
    <style:style style:name="T24" style:family="text">
      <style:text-properties officeooo:rsid="007a6615"/>
    </style:style>
    <style:style style:name="T25" style:family="text">
      <style:text-properties officeooo:rsid="007bbc18"/>
    </style:style>
    <style:style style:name="T26" style:family="text">
      <style:text-properties officeooo:rsid="00804979"/>
    </style:style>
    <style:style style:name="T27" style:family="text">
      <style:text-properties officeooo:rsid="00887847"/>
    </style:style>
    <style:style style:name="T28" style:family="text">
      <style:text-properties officeooo:rsid="008f5116"/>
    </style:style>
    <style:style style:name="T29" style:family="text">
      <style:text-properties officeooo:rsid="0093fd55"/>
    </style:style>
    <style:style style:name="T30" style:family="text">
      <style:text-properties officeooo:rsid="009ef3c7"/>
    </style:style>
    <style:style style:name="T31" style:family="text">
      <style:text-properties officeooo:rsid="00a2c8ab"/>
    </style:style>
    <style:style style:name="T32" style:family="text">
      <style:text-properties officeooo:rsid="00ab3961"/>
    </style:style>
    <style:style style:name="T33" style:family="text">
      <style:text-properties officeooo:rsid="00bdf112"/>
    </style:style>
    <style:style style:name="T34" style:family="text">
      <style:text-properties officeooo:rsid="00c02ff5"/>
    </style:style>
    <style:style style:name="T35" style:family="text">
      <style:text-properties officeooo:rsid="00cc59fc"/>
    </style:style>
    <style:style style:name="T36" style:family="text">
      <style:text-properties officeooo:rsid="00d06977"/>
    </style:style>
    <style:style style:name="T37" style:family="text">
      <style:text-properties officeooo:rsid="00d69a40"/>
    </style:style>
    <style:style style:name="T38" style:family="text">
      <style:text-properties officeooo:rsid="00d8948d"/>
    </style:style>
    <style:style style:name="T39" style:family="text">
      <style:text-properties officeooo:rsid="00e1f9da"/>
    </style:style>
    <style:style style:name="T40" style:family="text">
      <style:text-properties officeooo:rsid="00e7055f"/>
    </style:style>
    <style:style style:name="T41" style:family="text">
      <style:text-properties officeooo:rsid="00f2d0bc"/>
    </style:style>
    <style:style style:name="T42" style:family="text">
      <style:text-properties officeooo:rsid="00f3d6fd"/>
    </style:style>
    <style:style style:name="T43" style:family="text">
      <style:text-properties officeooo:rsid="00fa91c5"/>
    </style:style>
    <style:style style:name="T44" style:family="text">
      <style:text-properties officeooo:rsid="00fdcc82"/>
    </style:style>
    <style:style style:name="T45" style:family="text">
      <style:text-properties officeooo:rsid="0106a126"/>
    </style:style>
    <style:style style:name="T46" style:family="text">
      <style:text-properties officeooo:rsid="01090638"/>
    </style:style>
    <style:style style:name="T47" style:family="text">
      <style:text-properties officeooo:rsid="010ae33c"/>
    </style:style>
    <style:style style:name="T48" style:family="text">
      <style:text-properties officeooo:rsid="010b7e58"/>
    </style:style>
    <style:style style:name="T49" style:family="text">
      <style:text-properties officeooo:rsid="01127f90"/>
    </style:style>
    <style:style style:name="T50" style:family="text">
      <style:text-properties officeooo:rsid="012e524f"/>
    </style:style>
    <style:style style:name="T51" style:family="text">
      <style:text-properties officeooo:rsid="01489f2f"/>
    </style:style>
    <style:style style:name="T52" style:family="text">
      <style:text-properties officeooo:rsid="014d2a05"/>
    </style:style>
    <style:style style:name="T53" style:family="text">
      <style:text-properties officeooo:rsid="0150ffe7"/>
    </style:style>
    <style:style style:name="T54" style:family="text">
      <style:text-properties officeooo:rsid="015fdab8"/>
    </style:style>
    <style:style style:name="T55" style:family="text">
      <style:text-properties officeooo:rsid="01604de9"/>
    </style:style>
    <style:style style:name="T56" style:family="text">
      <style:text-properties officeooo:rsid="016189b2"/>
    </style:style>
    <style:style style:name="T57" style:family="text">
      <style:text-properties officeooo:rsid="0166054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77999411" text:style-name="L1">
        <text:list-item>
          <text:p text:style-name="P2">Title slide</text:p>
        </text:list-item>
      </text:list>
      <text:list xml:id="list206626841" text:style-name="L2">
        <text:list-item>
          <text:list>
            <text:list-item>
              <text:p text:style-name="P3">Hello everyone. I’m Nicolas Fernandez-Arias, PhD Candidate from Princeton University. Thank you for the opportunity to present my job market paper, titled “Endogenous Growth with Employee Spinouts, Noncompetes, and Creative Destruction.”</text:p>
            </text:list-item>
          </text:list>
        </text:list-item>
      </text:list>
      <text:list xml:id="list223631347789931" text:continue-list="list2277999411" text:style-name="L1">
        <text:list-item>
          <text:p text:style-name="P2">Motivation</text:p>
        </text:list-item>
      </text:list>
      <text:list xml:id="list4220660466" text:style-name="L3">
        <text:list-item>
          <text:list>
            <text:list-item>
              <text:p text:style-name="P4">I’d like to begin by motivating this project.</text:p>
            </text:list-item>
            <text:list-item>
              <text:p text:style-name="P4">We care about the determinants of productivity growth as it is the main driver of long-run growth in output per capita, which is a significant component of social welfare.</text:p>
              <text:list>
                <text:list-item>
                  <text:p text:style-name="P4">Since WWII in the US, 70% of labor productivity growth has been through increases in TFP rather than factor accumulation</text:p>
                </text:list-item>
                <text:list-item>
                  <text:p text:style-name="P4">Recent work finds that, at least since the early 1980s, a significant portion of that productivity growth has come through own-product innovation – three recent structural estimates vary between 50 and 75%</text:p>
                </text:list-item>
              </text:list>
            </text:list-item>
            <text:list-item>
              <text:p text:style-name="P5"><text:span text:style-name="T4">To </text:span><text:span text:style-name="T1">improve an existing product, an </text:span><text:span text:style-name="T57">34</text:span><text:span text:style-name="T1">incumbent firm needs to hire employees, train them, and expose them to </text:span><text:span text:style-name="T2">core knowledge of the product / business</text:span></text:p>
              <text:list>
                <text:list-item>
                  <text:p text:style-name="P7">In this process, employees become capable of innovating themselves and have ideas of their own. </text:p>
                </text:list-item>
                <text:list-item>
                  <text:p text:style-name="P7">Frictions in the market for ideas that have been studied extensively in the literature – such as weak property rights, information asymmetries or simple disagreements over the quality of an employee’s ideas – often lead these employees to found startups which compete with <text:span text:style-name="T3">their previous employer</text:span></text:p>
                </text:list-item>
                <text:list-item>
                  <text:p text:style-name="P8">These firms are known in the literature as within-industry employee spinouts. I will refer to them simply as spinouts or WSOs.</text:p>
                </text:list-item>
                <text:list-item>
                  <text:p text:style-name="P8">They have been found to comprise between 10 and 20% of employment in entering firms, are particularly productive, fast-growing and long-lived</text:p>
                </text:list-item>
                <text:list-item>
                  <text:p text:style-name="P9">Beyond empirical work, there are several high profile examples of successful spinouts</text:p>
                  <text:list>
                    <text:list-item>
                      <text:p text:style-name="P10">Zoom, which we are all using for this conference, was founded by a former top engineer at Cisco Webex (who had worked on Webex since its inception)</text:p>
                    </text:list-item>
                    <text:list-item>
                      <text:p text:style-name="P10">Intel and AMD were founded by former employees of Fairchild Semiconductor. AMD employees founded Nvidia.</text:p>
                    </text:list-item>
                    <text:list-item>
                      <text:p text:style-name="P10">Adobe was founded by Xerox PARC employees. Salesforce by Oracle employees.</text:p>
                    </text:list-item>
                    <text:list-item>
                      <text:p text:style-name="P10">Finally Vertex Pharmaceuticals was founded by a former scientist from Merck who wanted to “Become Merck, but Better.”</text:p>
                    </text:list-item>
                  </text:list>
                </text:list-item>
              </text:list>
            </text:list-item>
            <text:list-item>
              <text:p text:style-name="P11"><text:soft-page-break/>To prevent competition by spinouts, <text:span text:style-name="T5">incumbents often use noncompete agreements, </text:span><text:span text:style-name="T6">which I will also refer to as NCAs</text:span><text:span text:style-name="T5">. These take the form of a clause in the employment contract which precludes the employee from competing against the employer for a pre-specified amount of time after the cessation of employment. </text:span></text:p>
              <text:list>
                <text:list-item>
                  <text:p text:style-name="P12">Recent survey evidence from the US finds that 40-50% of employees in knowledge-intensive industries and occupations are bound by some kind of NCA.</text:p>
                </text:list-item>
              </text:list>
            </text:list-item>
            <text:list-item>
              <text:p text:style-name="P13">Taking these observations together, NCAs imply a tradeoff when it comes to productivity growth:</text:p>
              <text:list>
                <text:list-item>
                  <text:p text:style-name="P14">The unrestricted <text:span text:style-name="T10">availability </text:span>of NCAs increases the incentive for incumbents to undertake <text:span text:style-name="T9">own-product </text:span>R&amp;D as they can prevent one of its possible negative consequences. </text:p>
                </text:list-item>
                <text:list-item>
                  <text:p text:style-name="P15">On the other hand, they <text:span text:style-name="T11">prevent </text:span><text:span text:style-name="T12">employees </text:span><text:span text:style-name="T11">from </text:span><text:span text:style-name="T12">implementing innovations which compete with their parent firm.</text:span></text:p>
                </text:list-item>
              </text:list>
            </text:list-item>
            <text:list-item>
              <text:p text:style-name="P16">Finally, to add to the stakes, there is an ongoing policy debate in the US about whether NCAs should be enforced and what restrictions to impose on them, <text:span text:style-name="T13">both at the state and federal level. </text:span><text:span text:style-name="T16">M</text:span><text:span text:style-name="T7">ost states </text:span><text:span text:style-name="T17">already </text:span><text:span text:style-name="T7">impose some restrictions on which kinds of NCAs are enforceable. For example, they cannot be too long in duration, and typically must be limited in geographic scope. </text:span><text:span text:style-name="T8">Certain states, such as California, ban them altogether except in corner cases such as upon sale of a firm. </text:span><text:span text:style-name="T16">And i</text:span><text:span text:style-name="T14">n just the last three years at least ten states have imposed new restrictions on NCAs </text:span><text:span text:style-name="T17">or made proposals to do so, </text:span><text:span text:style-name="T14">and there have been </text:span><text:span text:style-name="T16">two distinct congressional </text:span><text:span text:style-name="T14">proposals for </text:span><text:span text:style-name="T15">near </text:span><text:span text:style-name="T14">bans on their use </text:span><text:span text:style-name="T16">as well as a presidential “Call to Action</text:span><text:span text:style-name="T14">.” </text:span></text:p>
              <text:list>
                <text:list-item>
                  <text:p text:style-name="P17">If someone asks, mention that some of these proposals are for banning all NCAs or imposing heavy restrictions; some are focused on bans on low-wage workers; and some impose very reasonable restrictions on how the bargaining process for an NCA / disclosure / Consideration needs to work. <text:span text:style-name="T18">I think of these as quite different types of constrai</text:span><text:span text:style-name="T19">nts.</text:span></text:p>
                </text:list-item>
              </text:list>
            </text:list-item>
          </text:list>
        </text:list-item>
      </text:list>
      <text:list xml:id="list223631200127631" text:continue-list="list223631347789931" text:style-name="L1">
        <text:list-item>
          <text:p text:style-name="P18">This project slide (pretty self explanatory)</text:p>
        </text:list-item>
        <text:list-item>
          <text:p text:style-name="P18">Findings (self-explanatory)</text:p>
        </text:list-item>
        <text:list-item>
          <text:p text:style-name="P18">Related literature</text:p>
          <text:list>
            <text:list-item>
              <text:p text:style-name="P19">My project relates primarily to four branches of the literature.</text:p>
            </text:list-item>
            <text:list-item>
              <text:p text:style-name="P19">First, it builds on the <text:span text:style-name="T21">large </text:span>literature on the interplay between firm dynamics and endogenous growth. </text:p>
              <text:list>
                <text:list-item>
                  <text:p text:style-name="P6"><text:soft-page-break/><text:span text:style-name="T21">It </text:span><text:span text:style-name="T20">contributes to work studying the interaction between own-product innovation and creative destruction, such as Akcigit &amp; Kerr 2018 and Acemoglu &amp; Cao 2015;</text:span></text:p>
                </text:list-item>
                <text:list-item>
                  <text:p text:style-name="P19">It contributes to work studying R&amp;D subsidies in endogenous growth models, such as Akcigit et al. 2019;</text:p>
                </text:list-item>
                <text:list-item>
                  <text:p text:style-name="P19">And it contributes to <text:span text:style-name="T21">the literature emphasizing the importance of the allocation of skilled labor, such as Acemoglu et al. 2018. </text:span></text:p>
                </text:list-item>
                <text:list-item>
                  <text:p text:style-name="P20">Finally, most closely <text:span text:style-name="T24">it relates to a contemporaneous paper by Baslandze, which studies noncompete agreements and spinout formation in a general equilibrium model. Compared to that paper, my contribution is to model the spinouts as competing directly with the parent firm, as opposed to entering into another product, as well as modelling noncompetes explicitly with their use following endogenously.</text:span></text:p>
                </text:list-item>
              </text:list>
            </text:list-item>
            <text:list-item>
              <text:p text:style-name="P21">Second, it connects to a theoretical and empirical literature studying the formation <text:span text:style-name="T22">and </text:span><text:s/>characteristics of spinouts <text:span text:style-name="T22">as well as their effect on parent firms</text:span></text:p>
              <text:list>
                <text:list-item>
                  <text:p text:style-name="P21">In particular, work by Klepper and coauthors as well as Anton &amp; Yao and later authors establish the frictions in the market for ideas that can give rise to within-industry spinout formation; </text:p>
                </text:list-item>
                <text:list-item>
                  <text:p text:style-name="P22">And work by Gompers and coauthors was the first to use Venture Source and Compustat to study the spawning of spinouts.</text:p>
                </text:list-item>
                <text:list-item>
                  <text:p text:style-name="P23">Most closely, it relates to a contemporaneous paper by Babina &amp; Howell which studies the effect of R&amp;D spending on employee spinout formation. Compared to that paper, I emphasize the aggregate implications of competition by spinouts <text:span text:style-name="T23">as well the role of noncompetes.</text:span></text:p>
                </text:list-item>
              </text:list>
            </text:list-item>
            <text:list-item>
              <text:p text:style-name="P23">Third, it connects to a theoretical and empirical literature studying the effects of noncompete agreements on workers, firms, innovation and entrepreneurship.</text:p>
              <text:list>
                <text:list-item>
                  <text:p text:style-name="P24">Closest <text:span text:style-name="T26">is the </text:span>recent paper by Shi 2018. </text:p>
                </text:list-item>
                <text:list-item>
                  <text:p text:style-name="P24">The former studies NCAs as emerging from a rich contracting problem to prevent poaching. In contrast with that paper, I emphasize employee entrepreneurship, bringing relevant data to bear on that question, as well as <text:span text:style-name="T25">conducting the analysis using a fully fledged dynamic general equilibrium model of endogenous growth.</text:span></text:p>
                </text:list-item>
              </text:list>
            </text:list-item>
          </text:list>
        </text:list-item>
      </text:list>
      <text:p text:style-name="P1"/>
      <text:list xml:id="list223631549428945" text:continue-numbering="true" text:style-name="L1">
        <text:list-item>
          <text:p text:style-name="P25">OUTLINE SLIDE</text:p>
        </text:list-item>
        <text:list-item>
          <text:p text:style-name="P26">Empirics overview (self-explanatory<text:span text:style-name="T27">)</text:span></text:p>
        </text:list-item>
        <text:list-item>
          <text:p text:style-name="P27">Constructing dataset</text:p>
          <text:list>
            <text:list-item>
              <text:p text:style-name="P28"><text:soft-page-break/>First let me tell you how I construct the dataset.</text:p>
            </text:list-item>
            <text:list-item>
              <text:p text:style-name="P28">I use three data sources: data on startups from Venture Source, data on parent firms from Compustat, and data on parent firm patents from the NBER-USPTO patent database.</text:p>
            </text:list-item>
            <text:list-item>
              <text:p text:style-name="P28">Venture Source covers US based startups that have at some point received venture capital financing.</text:p>
              <text:list>
                <text:list-item>
                  <text:p text:style-name="P28">Unlike other VC startup databases, it contains employment biographies for founders, C-level employees, and board members, <text:span text:style-name="T54">as well as information on when they joined and left the </text:span><text:span text:style-name="T55">startup. </text:span><text:span text:style-name="T56">It also contains startup founding dates.</text:span></text:p>
                </text:list-item>
                <text:list-item>
                  <text:p text:style-name="P28">For my purposes I classify a “founder” as an employee who </text:p>
                  <text:list>
                    <text:list-item>
                      <text:p text:style-name="P28">Joined the startup in its first three years</text:p>
                    </text:list-item>
                    <text:list-item>
                      <text:p text:style-name="P28">Has the title CEO, CTO, Chief, President, or Chairman.</text:p>
                    </text:list-item>
                  </text:list>
                </text:list-item>
              </text:list>
            </text:list-item>
            <text:list-item>
              <text:p text:style-name="P28">By parsing employment biographies for such employees and matching to firm name in Compustat, I am able to link startup founders to their previous employers in Compustat. This requires some effort as <text:span text:style-name="T43">the names are generally not standardized.</text:span></text:p>
              <text:list>
                <text:list-item>
                  <text:p text:style-name="P29">Compustat then gives me data on R&amp;D investment by parent firms, as well as other time-varying firm controls based on balance sheet, income statement, cash flow, and stock price data.</text:p>
                </text:list-item>
              </text:list>
            </text:list-item>
            <text:list-item>
              <text:p text:style-name="P29">Finally, I link the dataset to the NBER-USPTO database on all granted patents during the time period. This will allow me to construct a measure of the stock of knowledge inside the parent firm, allowing me to disentangle the effect of the stock of knowledge from the effect of <text:span text:style-name="T44">R&amp;D spending (the attempt to generate new knowledge).</text:span></text:p>
            </text:list-item>
          </text:list>
        </text:list-item>
        <text:list-item>
          <text:p text:style-name="P30"><text:span text:style-name="T28">Heatmap: </text:span>Prevalence of WSOs</text:p>
          <text:list>
            <text:list-item>
              <text:p text:style-name="P31">Because I am interested in studying the phenomenon of within-industry spinout formation, <text:span text:style-name="T45">here I provide a heatmap visualizing how employee founders flow across two-digit NAICS industries.</text:span></text:p>
              <text:list>
                <text:list-item>
                  <text:p text:style-name="P32">If someone asks, explain where industry information about startups comes from</text:p>
                </text:list-item>
              </text:list>
            </text:list-item>
            <text:list-item>
              <text:p text:style-name="P33">Each row of the heatmap shows the distribution of industries employee founders from that industry start firms in. Darker hues indicate a higher density.</text:p>
            </text:list-item>
            <text:list-item>
              <text:p text:style-name="P33">There are two notable features here:</text:p>
              <text:list>
                <text:list-item>
                  <text:p text:style-name="P33">First, the dark diagonal line shows the prevalence of within-industry spinouts. While not fully defined, it is particularly well defined in industries 31-33 (manufacturing) and 51 (information, including software publishers). <text:span text:style-name="T46">These are the industries in which 85% of </text:span><text:span text:style-name="T47">private </text:span><text:span text:style-name="T46">R&amp;D </text:span><text:span text:style-name="T48">takes place </text:span><text:span text:style-name="T46">in the US.</text:span></text:p>
                </text:list-item>
                <text:list-item>
                  <text:p text:style-name="P34"><text:soft-page-break/>Second, the dark vertical lines in 32, 33, 51, and 54 (professional, scientific, and technical services) indicates that VC-funded startups tend to be concentrated in these industries.</text:p>
                </text:list-item>
              </text:list>
            </text:list-item>
          </text:list>
        </text:list-item>
        <text:list-item>
          <text:p text:style-name="P35">Scatterplot: Corporate R&amp;D is associated with future spinout formation</text:p>
          <text:list>
            <text:list-item>
              <text:p text:style-name="P36">Next, I want to understand the relationship between R&amp;D spending and spinout formation in the same industry. I visualize this in a <text:span text:style-name="T50">binned </text:span>scatterplot, this time considering 4-digit NAICS industries.</text:p>
            </text:list-item>
            <text:list-item>
              <text:p text:style-name="P37">The x-axis shows a three-year moving average of real R&amp;D spending at the firm level (in millions 2012 $s), evaluated over t-2,t-1,t. </text:p>
            </text:list-item>
            <text:list-item>
              <text:p text:style-name="P37">The y-axis shows a three-year moving average of the number of employees founding spinouts <text:span text:style-name="T49">in the same 4-digit NAICS industry as their previous employer, evaluated over t+1,t+2,t+3.</text:span></text:p>
            </text:list-item>
            <text:list-item>
              <text:p text:style-name="P38">Both variables are demeaned at the firm- and then industry-state-age-year levels.</text:p>
            </text:list-item>
          </text:list>
        </text:list-item>
        <text:list-item>
          <text:p text:style-name="P39">Main regression: <text:span text:style-name="T29">R&amp;D predicts employee spinout formation</text:span></text:p>
          <text:list>
            <text:list-item>
              <text:p text:style-name="P40">To properly assess statistical significance and control for other parent firm factors that could be correlated with R&amp;D spending and spinout formation, I conduct a regression analysis.</text:p>
            </text:list-item>
            <text:list-item>
              <text:p text:style-name="P40">Specifically, I control for employment, assets, intangible assets, investment, net income, sales, cumulative citation-weighted patent stock, and the market value of the firm (equity + debt). </text:p>
            </text:list-item>
            <text:list-item>
              <text:p text:style-name="P41">I also use firm, age, industry-year, and state-year fixed effects.</text:p>
            </text:list-item>
            <text:list-item>
              <text:p text:style-name="P42">I also cluster standard errors quite conservatively: multiway clustering at the industry and state levels.</text:p>
            </text:list-item>
            <text:list-item>
              <text:p text:style-name="P42">The relationship is highly statistically significant and the magnitude is quite similar to the magnitude in the scatterplot. </text:p>
            </text:list-item>
            <text:list-item>
              <text:p text:style-name="P43">While I cannot directly infer causality from this estimate, as there may be omitted <text:span text:style-name="T51">variables and R&amp;D is endogenous, </text:span><text:span text:style-name="T52">it is strongly suggestive of such a relationship and serves as motivation </text:span><text:span text:style-name="T53">for the model I develop and use for the policy counterfactuals.</text:span></text:p>
            </text:list-item>
            <text:list-item>
              <text:p text:style-name="P44">I also consider some robustness checks of this result that should be able to capture some of these omitted variables, and find that results are similar and in particular do not depend much on the particular specification.</text:p>
            </text:list-item>
          </text:list>
        </text:list-item>
        <text:list-item>
          <text:p text:style-name="P45">OUTLINE SLIDE</text:p>
        </text:list-item>
        <text:list-item>
          <text:p text:style-name="P46">Model overview (self-explanatory)</text:p>
        </text:list-item>
        <text:list-item>
          <text:p text:style-name="P47">Individual endowments and preferences (self-explanatory)</text:p>
        </text:list-item>
        <text:list-item>
          <text:p text:style-name="P48"><text:soft-page-break/>Production technology (<text:span text:style-name="T30">self-explanatory</text:span><text:span text:style-name="T31">)</text:span></text:p>
        </text:list-item>
        <text:list-item>
          <text:p text:style-name="P49">Intermediate goods production (self-explanatory)</text:p>
        </text:list-item>
        <text:list-item>
          <text:p text:style-name="P50">Final goods production (self-explanatory)</text:p>
        </text:list-item>
        <text:list-item>
          <text:p text:style-name="P51">Innovation overview (self-explanatory<text:span text:style-name="T32">)</text:span></text:p>
        </text:list-item>
        <text:list-item>
          <text:p text:style-name="P52">Innovation by incumbents and entrants</text:p>
          <text:list>
            <text:list-item>
              <text:p text:style-name="P52"/>
            </text:list-item>
          </text:list>
        </text:list-item>
        <text:list-item>
          <text:p text:style-name="P53">Spinouts and noncompetes</text:p>
          <text:list>
            <text:list-item>
              <text:p text:style-name="P53"/>
            </text:list-item>
          </text:list>
        </text:list-item>
        <text:list-item>
          <text:p text:style-name="P54">Cost of creative destruction</text:p>
          <text:list>
            <text:list-item>
              <text:p text:style-name="P54"/>
            </text:list-item>
          </text:list>
        </text:list-item>
        <text:list-item>
          <text:p text:style-name="P55">Definition of Equilibrium (basically skip)</text:p>
        </text:list-item>
        <text:list-item>
          <text:p text:style-name="P55">Definition of Symmetric BGP <text:span text:style-name="T33">(self-explanator</text:span><text:span text:style-name="T34">y)</text:span></text:p>
        </text:list-item>
        <text:list-item>
          <text:p text:style-name="P56">Compensating differential and the use of NCAs</text:p>
          <text:list>
            <text:list-item>
              <text:p text:style-name="P56"/>
            </text:list-item>
          </text:list>
        </text:list-item>
        <text:list-item>
          <text:p text:style-name="P57">NCAs maximize bilateral value</text:p>
          <text:list>
            <text:list-item>
              <text:p text:style-name="P57"/>
            </text:list-item>
          </text:list>
        </text:list-item>
        <text:list-item>
          <text:p text:style-name="P58">OUTLINE SLIDE</text:p>
        </text:list-item>
        <text:list-item>
          <text:p text:style-name="P59">Calibration <text:span text:style-name="T35">overview (self-explanatory)</text:span></text:p>
        </text:list-item>
        <text:list-item>
          <text:p text:style-name="P60">Calibration targets</text:p>
          <text:list>
            <text:list-item>
              <text:p text:style-name="P60"/>
            </text:list-item>
          </text:list>
        </text:list-item>
        <text:list-item>
          <text:p text:style-name="P61">Parameters <text:span text:style-name="T36">and identification</text:span></text:p>
          <text:list>
            <text:list-item>
              <text:p text:style-name="P61"/>
            </text:list-item>
          </text:list>
        </text:list-item>
        <text:list-item>
          <text:p text:style-name="P62">OUTLINE SLIDE</text:p>
        </text:list-item>
        <text:list-item>
          <text:p text:style-name="P63">Policy analysis overview (self-explanatory)</text:p>
        </text:list-item>
        <text:list-item>
          <text:p text:style-name="P64">Definition <text:span text:style-name="T37">and computation </text:span>of social welfare <text:span text:style-name="T38">(self-explanatory)</text:span></text:p>
        </text:list-item>
        <text:list-item>
          <text:p text:style-name="P65">Reducing cost of noncompetes</text:p>
          <text:list>
            <text:list-item>
              <text:p text:style-name="P65"/>
            </text:list-item>
          </text:list>
        </text:list-item>
        <text:list-item>
          <text:p text:style-name="P66">Decomposition of growth increase</text:p>
          <text:list>
            <text:list-item>
              <text:p text:style-name="P66"/>
            </text:list-item>
          </text:list>
        </text:list-item>
        <text:list-item>
          <text:p text:style-name="P67">Intuition – <text:span text:style-name="T39">overview</text:span></text:p>
          <text:list>
            <text:list-item>
              <text:p text:style-name="P67"/>
            </text:list-item>
          </text:list>
        </text:list-item>
        <text:list-item>
          <text:p text:style-name="P68">Misallocati<text:span text:style-name="T40">o</text:span>n of R&amp;D slide</text:p>
          <text:list>
            <text:list-item>
              <text:p text:style-name="P68"/>
            </text:list-item>
          </text:list>
        </text:list-item>
        <text:list-item>
          <text:p text:style-name="P69"><text:soft-page-break/>Magnitude of growth increase</text:p>
          <text:list>
            <text:list-item>
              <text:p text:style-name="P69"/>
            </text:list-item>
          </text:list>
        </text:list-item>
        <text:list-item>
          <text:p text:style-name="P70">R&amp;D subsidies reduce growth and welfare, induce NCAs<text:tab/></text:p>
          <text:list>
            <text:list-item>
              <text:p text:style-name="P70"/>
            </text:list-item>
          </text:list>
        </text:list-item>
        <text:list-item>
          <text:p text:style-name="P71">R&amp;D subsidies misallocate R&amp;D labor</text:p>
          <text:list>
            <text:list-item>
              <text:p text:style-name="P71"/>
            </text:list-item>
          </text:list>
        </text:list-item>
        <text:list-item>
          <text:p text:style-name="P72">Own-product R&amp;D subsidies increase growth and welfare, but induce NCAs</text:p>
          <text:list>
            <text:list-item>
              <text:p text:style-name="P72"/>
            </text:list-item>
          </text:list>
        </text:list-item>
        <text:list-item>
          <text:p text:style-name="P73">Own-product R&amp;D subsidies improve allocation of R&amp;D labo<text:span text:style-name="T41">r</text:span></text:p>
        </text:list-item>
        <text:list-item>
          <text:p text:style-name="P74">Optimal policy</text:p>
          <text:list>
            <text:list-item>
              <text:p text:style-name="P74"/>
            </text:list-item>
          </text:list>
        </text:list-item>
        <text:list-item>
          <text:p text:style-name="P75">Conclusi<text:span text:style-name="T42">on</text:span></text:p>
          <text:list>
            <text:list-item>
              <text:p text:style-name="P74"/>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3T20:37:48.940086939</meta:creation-date>
    <meta:generator>LibreOffice/6.4.6.2$Linux_X86_64 LibreOffice_project/40$Build-2</meta:generator>
    <dc:date>2021-02-09T22:36:29.711257375</dc:date>
    <meta:editing-duration>PT20H51M14S</meta:editing-duration>
    <meta:editing-cycles>184</meta:editing-cycles>
    <meta:print-date>2021-02-09T20:50:59.853963805</meta:print-date>
    <meta:document-statistic meta:table-count="0" meta:image-count="0" meta:object-count="0" meta:page-count="7" meta:paragraph-count="122" meta:word-count="1921" meta:character-count="12049" meta:non-whitespace-character-count="10337"/>
  </office:meta>
</office:document-meta>
</file>